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14pt"/>
    </style:style>
    <style:style style:name="co3" style:family="table-column">
      <style:table-column-properties fo:break-before="auto" style:column-width="10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68.6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5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1016" table:default-cell-style-name="ce11"/>
        <table:table-row table:style-name="ro1">
          <table:table-cell office:value-type="string" calcext:value-type="string">
            <text:p>OS-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type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 Value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Source</text:p>
          </table:table-cell>
          <table:table-cell table:number-columns-repeated="100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Lewis</text:p>
          </table:table-cell>
          <table:table-cell table:style-name="ce12" office:value-type="string" calcext:value-type="string">
            <text:p>1831-03-1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to stay at GU to work as a Blacksmith ��� he didn�۪t like living the country</text:p>
          </table:table-cell>
          <table:table-cell office:value-type="string" calcext:value-type="string">
            <text:p>letter</text:p>
          </table:table-cell>
          <table:table-cell table:number-columns-repeated="8"/>
          <table:table-cell office:value-type="string" calcext:value-type="string">
            <text:p>St. Inigoe's Manor</text:p>
          </table:table-cell>
          <table:table-cell office:value-type="string" calcext:value-type="string">
            <text:p>Joseph Carbery</text:p>
          </table:table-cell>
          <table:table-cell office:value-type="string" calcext:value-type="string">
            <text:p>J033</text:p>
          </table:table-cell>
          <table:table-cell office:value-type="string" calcext:value-type="string">
            <text:p>George Fenwick</text:p>
          </table:table-cell>
          <table:table-cell office:value-type="string" calcext:value-type="string">
            <text:p>J049</text:p>
          </table:table-cell>
          <table:table-cell office:value-type="string" calcext:value-type="string">
            <text:p>MPA-64-3-Carbery-Fenwick-1831-03-16.json</text:p>
          </table:table-cell>
          <table:table-cell table:number-columns-repeated="100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Harrison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1" calcext:value-type="float">
            <text:p>2241</text:p>
          </table:table-cell>
          <table:table-cell office:value-type="string" calcext:value-type="string">
            <text:p>Clem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243" calcext:value-type="float">
            <text:p>2243</text:p>
          </table:table-cell>
          <table:table-cell office:value-type="string" calcext:value-type="string">
            <text:p>John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Michael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Ned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Isaac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Bill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8" calcext:value-type="float">
            <text:p>2248</text:p>
          </table:table-cell>
          <table:table-cell office:value-type="string" calcext:value-type="string">
            <text:p>Regis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" calcext:value-type="float">
            <text:p>2249</text:p>
          </table:table-cell>
          <table:table-cell office:value-type="string" calcext:value-type="string">
            <text:p>Basil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Venus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Nelley</text:p>
          </table:table-cell>
          <table:table-cell table:style-name="ce12" office:value-type="string" calcext:value-type="string">
            <text:p>1817-02-06</text:p>
          </table:table-cell>
          <table:table-cell office:value-type="string" calcext:value-type="string">
            <text:p>transfer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ickly. I send to you the list of the Nigroes who from Rd. Mr. Ashton's place (St. Thomas�۪s Manor) are to come to St. Inigoes.</text:p>
          </table:table-cell>
          <table:table-cell office:value-type="string" calcext:value-type="string">
            <text:p>letter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operty of John Ashton</text:p>
          </table:table-cell>
          <table:table-cell office:value-type="string" calcext:value-type="string">
            <text:p>J008</text:p>
          </table:table-cell>
          <table:table-cell table:number-columns-repeated="2"/>
          <table:table-cell office:value-type="string" calcext:value-type="string">
            <text:p>St. Inigoe's Manor</text:p>
          </table:table-cell>
          <table:table-cell office:value-type="string" calcext:value-type="string">
            <text:p>John Grassi</text:p>
          </table:table-cell>
          <table:table-cell office:value-type="string" calcext:value-type="string">
            <text:p>J029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CHMC-6-7-Grassi-Marshall-1817-02-06.json</text:p>
          </table:table-cell>
          <table:table-cell table:number-columns-repeated="100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Ned</text:p>
          </table:table-cell>
          <table:table-cell table:style-name="ce12" office:value-type="string" calcext:value-type="string">
            <text:p>1817-12-0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possible transfer from the College to St. Inigoes</text:p>
          </table:table-cell>
          <table:table-cell table:number-columns-repeated="10"/>
          <table:table-cell office:value-type="string" calcext:value-type="string">
            <text:p>Francis Neale</text:p>
          </table:table-cell>
          <table:table-cell office:value-type="string" calcext:value-type="string">
            <text:p>J011</text:p>
          </table:table-cell>
          <table:table-cell office:value-type="string" calcext:value-type="string">
            <text:p>Joseph Marshall</text:p>
          </table:table-cell>
          <table:table-cell office:value-type="string" calcext:value-type="string">
            <text:p>J045</text:p>
          </table:table-cell>
          <table:table-cell office:value-type="string" calcext:value-type="string">
            <text:p>MPA-26-2-Neale-Marshall-1817-12-01.json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Nanny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Guinea Negroe –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Tom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37-01-12" calcext:value-type="date">
            <text:p>1737-01-1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Frank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37-04-09" calcext:value-type="date">
            <text:p>1737-04-09</text:p>
          </table:table-cell>
          <table:table-cell office:value-type="string" calcext:value-type="string">
            <text:p>died ye 11<text:span text:style-name="T1">th</text:span> Novr 1766 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53-03-03" calcext:value-type="date">
            <text:p>1753-03-03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Davy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56-06-07" calcext:value-type="date">
            <text:p>1756-06-07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Nancy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58-12-09" calcext:value-type="date">
            <text:p>1758-12-09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Paul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61-03-01" calcext:value-type="date">
            <text:p>1761-03-01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3" office:value-type="date" office:date-value="1765-03-18" calcext:value-type="date">
            <text:p>1765-03-18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62-05-02" calcext:value-type="date">
            <text:p>1762-05-02</text:p>
          </table:table-cell>
          <table:table-cell office:value-type="string" calcext:value-type="string">
            <text:p>transfer from White Marsh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Nell (Elinora)</text:p>
          </table:table-cell>
          <table:table-cell table:style-name="ce13" office:value-type="date" office:date-value="1766-12-15" calcext:value-type="date">
            <text:p>1766-12-15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48-07-17" calcext:value-type="date">
            <text:p>1748-07-17</text:p>
          </table:table-cell>
          <table:table-cell office:value-type="string" calcext:value-type="string">
            <text:p>Arrived from PortTobacco. Sold to Frans Baker 2 Jany 1769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3">
          <table:table-cell office:value-type="float" office:value="3623" calcext:value-type="float">
            <text:p>3623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David</text:p>
          </table:table-cell>
          <table:table-cell table:style-name="ce13" office:value-type="date" office:date-value="1767-01-10" calcext:value-type="date">
            <text:p>1767-01-10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1743-03</text:p>
          </table:table-cell>
          <table:table-cell table:style-name="ce14" office:value-type="string" calcext:value-type="string">
            <text:p>David arrived from ye White Marsh to St. Joseph’s, ye 10th January 1767. Formerly Mr Neale’s Negroe at Deer Creek in Baltimore_he was born March 1743 aged_ _ 23. 25 Apr 1767 David returned to Mr Neale in Baltimore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4">
          <table:table-cell office:value-type="float" office:value="3624" calcext:value-type="float">
            <text:p>3624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Jerry</text:p>
          </table:table-cell>
          <table:table-cell table:style-name="ce13" office:value-type="date" office:date-value="1767-11-14" calcext:value-type="date">
            <text:p>1767-11-14</text:p>
          </table:table-cell>
          <table:table-cell office:value-type="string" calcext:value-type="string">
            <text:p>transfer</text:p>
          </table:table-cell>
          <table:table-cell table:style-name="ce13" office:value-type="date" office:date-value="1747-07-10" calcext:value-type="date">
            <text:p>1747-07-10</text:p>
          </table:table-cell>
          <table:table-cell table:style-name="ce14" office:value-type="string" calcext:value-type="string">
            <text:p>14th Novr. Jerry came to St Joseph’s, from ye Marsh. Was marry’d to Jinny 4th Nov: 1770.</text:p>
          </table:table-cell>
          <table:table-cell office:value-type="string" calcext:value-type="string">
            <text:p>inventor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St. Joseph's</text:p>
          </table:table-cell>
          <table:table-cell office:value-type="string" calcext:value-type="string">
            <text:p>Joseph Mosley</text:p>
          </table:table-cell>
          <table:table-cell table:number-columns-repeated="3"/>
          <table:table-cell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Lucy</text:p>
          </table:table-cell>
          <table:table-cell table:style-name="ce13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15" office:value-type="string" calcext:value-type="string">
            <text:p>St. Joseph's</text:p>
          </table:table-cell>
          <table:table-cell table:style-name="ce15" office:value-type="string" calcext:value-type="string">
            <text:p>Joseph Mosley</text:p>
          </table:table-cell>
          <table:table-cell table:style-name="ce15" table:number-columns-repeated="3"/>
          <table:table-cell table:style-name="ce15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Henny</text:p>
          </table:table-cell>
          <table:table-cell table:style-name="ce13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15" office:value-type="string" calcext:value-type="string">
            <text:p>St. Joseph's</text:p>
          </table:table-cell>
          <table:table-cell table:style-name="ce15" office:value-type="string" calcext:value-type="string">
            <text:p>Joseph Mosley</text:p>
          </table:table-cell>
          <table:table-cell table:style-name="ce15" table:number-columns-repeated="3"/>
          <table:table-cell table:style-name="ce15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Mary</text:p>
          </table:table-cell>
          <table:table-cell table:style-name="ce13" office:value-type="date" office:date-value="1771-01-21" calcext:value-type="date">
            <text:p>1771-01-21</text:p>
          </table:table-cell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sent to Bohemia</text:p>
          </table:table-cell>
          <table:table-cell office:value-type="string" calcext:value-type="string">
            <text:p>inventory</text:p>
          </table:table-cell>
          <table:table-cell table:number-columns-repeated="10"/>
          <table:table-cell table:style-name="ce15" office:value-type="string" calcext:value-type="string">
            <text:p>St. Joseph's</text:p>
          </table:table-cell>
          <table:table-cell table:style-name="ce15" office:value-type="string" calcext:value-type="string">
            <text:p>Joseph Mosley</text:p>
          </table:table-cell>
          <table:table-cell table:style-name="ce15" table:number-columns-repeated="3"/>
          <table:table-cell table:style-name="ce15" office:value-type="string" calcext:value-type="string">
            <text:p>http://slaveryarchive.georgetown.edu/items/show/74</text:p>
          </table:table-cell>
          <table:table-cell table:number-columns-repeated="100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2:58:28.395149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8:50:47.646000000</meta:creation-date>
    <dc:date>2019-02-03T17:40:31.777694704</dc:date>
    <meta:editing-duration>PT3H48M33S</meta:editing-duration>
    <meta:editing-cycles>9</meta:editing-cycles>
    <meta:generator>LibreOffice/6.1.0.3$MacOSX_X86_64 LibreOffice_project/efb621ed25068d70781dc026f7e9c5187a4decd1</meta:generator>
    <dc:creator>Sharon Leon</dc:creator>
    <meta:document-statistic meta:table-count="1" meta:cell-count="390" meta:object-count="0"/>
  </office:meta>
</office:document-meta>
</file>